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9f89" officeooo:paragraph-rsid="00089f89"/>
    </style:style>
    <style:style style:name="P2" style:family="paragraph" style:parent-style-name="Standard">
      <style:text-properties fo:font-size="14pt" officeooo:rsid="000b8d5d" officeooo:paragraph-rsid="000b8d5d" style:font-size-asian="14pt" style:font-size-complex="14pt"/>
    </style:style>
    <style:style style:name="P3" style:family="paragraph" style:parent-style-name="Standard" style:list-style-name="L1">
      <style:text-properties officeooo:rsid="00089f89" officeooo:paragraph-rsid="00089f89"/>
    </style:style>
    <style:style style:name="P4" style:family="paragraph" style:parent-style-name="Standard" style:list-style-name="L1">
      <style:text-properties officeooo:rsid="000a413a" officeooo:paragraph-rsid="000a413a"/>
    </style:style>
    <style:style style:name="P5" style:family="paragraph" style:parent-style-name="Standard" style:list-style-name="L1">
      <style:text-properties style:text-line-through-style="solid" style:text-line-through-type="single" officeooo:rsid="00089f89" officeooo:paragraph-rsid="00089f89"/>
    </style:style>
    <style:style style:name="T1" style:family="text">
      <style:text-properties officeooo:rsid="000a41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DO</text:p>
      <text:p text:style-name="P2">FEATURE &amp; BUGFIX LISTE FÜR DEN FPBeuth TOKEN</text:p>
      <text:list xml:id="list3199426995537445975" text:style-name="L1">
        <text:list-header>
          <text:p text:style-name="P3"/>
        </text:list-header>
        <text:list-item>
          <text:p text:style-name="P3">implementieren: Liste/HashMap für die Investoren/Werbung (fromAddress, advertUrl, value)</text:p>
        </text:list-item>
        <text:list-item>
          <text:p text:style-name="P5">implementieren: Liste/HashMap für die User (address, balance)</text:p>
          <text:p text:style-name="P3"/>
        </text:list-item>
        <text:list-item>
          <text:p text:style-name="P3">implementieren: buyAdvert(string url) payable {}</text:p>
        </text:list-item>
        <text:list-item>
          <text:p text:style-name="P3">implementieren: getAdvertValue(string url) const return<text:span text:style-name="T1">s</text:span> (uint val<text:span text:style-name="T1">u</text:span>e) {}</text:p>
        </text:list-item>
      </text:list>
      <text:p text:style-name="P1"/>
      <text:list xml:id="list11650508062587" text:continue-numbering="true" text:style-name="L1">
        <text:list-item>
          <text:p text:style-name="P3">implementieren: charge(uint percentCharged, string advertWatched) {}</text:p>
        </text:list-item>
        <text:list-item>
          <text:p text:style-name="P3">implementieren: getAdvert() const returns (string advertUrl) {}</text:p>
        </text:list-item>
        <text:list-item>
          <text:p text:style-name="P5">implementieren: <text:span text:style-name="T1">getCoinCount() const returns (uint coinCount) {}</text:span></text:p>
        </text:list-item>
        <text:list-item>
          <text:p text:style-name="P4">implementieren: buyGood(uint value) returns (bool success){}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9S</meta:editing-duration>
    <meta:editing-cycles>5</meta:editing-cycles>
    <meta:generator>LibreOffice/5.2.5.1$Windows_x86 LibreOffice_project/0312e1a284a7d50ca85a365c316c7abbf20a4d22</meta:generator>
    <dc:date>2017-12-10T01:16:49.981000000</dc:date>
    <meta:document-statistic meta:table-count="0" meta:image-count="0" meta:object-count="0" meta:page-count="1" meta:paragraph-count="13" meta:word-count="74" meta:character-count="583" meta:non-whitespace-character-count="530"/>
    <meta:user-defined meta:name="Info 1"/>
    <meta:user-defined meta:name="Info 2"/>
    <meta:user-defined meta:name="Info 3"/>
    <meta:user-defined meta:name="Info 4"/>
  </office:meta>
</office:document-meta>
</file>